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H</mi>
              <mrow>
                <mrow>
                  <mo stretchy="false">±</mo>
                  <mphantom>
                    <mstyle>
                      <mrow>
                        <mn>.</mn>
                      </mrow>
                    </mstyle>
                  </mphantom>
                </mrow>
              </mrow>
            </msub>
            <mrow>
              <mo stretchy="false">(</mo>
              <mrow>
                <mi>z</mi>
                <mi>,</mi>
                <mi>t</mi>
              </mrow>
              <mo stretchy="false">)</mo>
            </mrow>
            <mrow>
              <mi/>
              <mo stretchy="false">≈</mo>
              <mi/>
            </mrow>
            <msup>
              <mtext>e</mtext>
              <mrow>
                <mtext>i</mtext>
                <mrow>
                  <mo stretchy="false">(</mo>
                  <mrow>
                    <msub>
                      <mi>k</mi>
                      <mn>0</mn>
                    </msub>
                    <mi>z</mi>
                    <mrow>
                      <mi/>
                      <mo stretchy="false">±</mo>
                      <mi/>
                    </mrow>
                    <mo stretchy="false">ω</mo>
                    <mi>t</mi>
                  </mrow>
                  <mo stretchy="false">)</mo>
                </mrow>
              </mrow>
            </msup>
            <mi/>
            <mrow>
              <munderover>
                <mo stretchy="false">∫</mo>
                <mrow>
                  <mo stretchy="false">−</mo>
                  <mo stretchy="false">∞</mo>
                </mrow>
                <mo stretchy="false">∞</mo>
              </munderover>
              <mtext>d</mtext>
            </mrow>
            <mi>q</mi>
            <mi/>
            <mi>b</mi>
            <mrow>
              <mo stretchy="false">(</mo>
              <mrow>
                <msub>
                  <mi>k</mi>
                  <mn>0</mn>
                </msub>
                <mrow>
                  <mi/>
                  <mo stretchy="false">+</mo>
                  <mi/>
                </mrow>
                <mi>q</mi>
              </mrow>
              <mo stretchy="false">)</mo>
            </mrow>
            <msup>
              <mtext>e</mtext>
              <mrow>
                <mtext>i</mtext>
                <mi>q</mi>
                <mrow>
                  <mo stretchy="false">(</mo>
                  <mrow>
                    <mi>z</mi>
                    <mrow>
                      <mi/>
                      <mo stretchy="false">±</mo>
                      <mi/>
                    </mrow>
                    <msub>
                      <mi>v</mi>
                      <mtext>g</mtext>
                    </msub>
                    <mi>t</mi>
                  </mrow>
                  <mo stretchy="false">)</mo>
                </mrow>
              </mrow>
            </msup>
            <mrow>
              <mi/>
              <mo stretchy="false">=</mo>
              <mi/>
            </mrow>
          </mrow>
        </mtd>
      </mtr>
      <mtr>
        <mtd>
          <mrow/>
        </mtd>
      </mtr>
      <mtr>
        <mtd>
          <mrow>
            <mrow>
              <mi/>
              <mo stretchy="false">=</mo>
              <mi/>
            </mrow>
            <msup>
              <mtext>e</mtext>
              <mrow>
                <mtext>i</mtext>
                <mrow>
                  <mo stretchy="false">(</mo>
                  <mrow>
                    <msub>
                      <mi>k</mi>
                      <mn>0</mn>
                    </msub>
                    <mi>z</mi>
                    <mrow>
                      <mi/>
                      <mo stretchy="false">±</mo>
                      <mi/>
                    </mrow>
                    <mo stretchy="false">ω</mo>
                    <mi>t</mi>
                  </mrow>
                  <mo stretchy="false">)</mo>
                </mrow>
              </mrow>
            </msup>
            <msub>
              <mrow>
                <mover accent="true">
                  <mi>H</mi>
                  <mo stretchy="false">̂</mo>
                </mover>
              </mrow>
              <mrow>
                <mrow>
                  <mo stretchy="false">±</mo>
                  <mphantom>
                    <mstyle>
                      <mrow>
                        <mn>.</mn>
                      </mrow>
                    </mstyle>
                  </mphantom>
                </mrow>
              </mrow>
            </msub>
            <mrow>
              <mo stretchy="false">(</mo>
              <mrow>
                <mi>z</mi>
                <mrow>
                  <mi/>
                  <mo stretchy="false">±</mo>
                  <mi/>
                </mrow>
                <msub>
                  <mi>v</mi>
                  <mtext>g</mtext>
                </msub>
                <mi>t</mi>
              </mrow>
              <mo stretchy="false">)</mo>
            </mrow>
          </mrow>
        </mtd>
      </mtr>
    </mtable>
    <annotation encoding="StarMath 5.0">H_{+- phantom .}(z,t) `approx` "e"^{"i"(k_0 z `+-` %iomega t)} ` int from -infinity to infinity "d" q ` b(k_0 `+` q) "e"^{"i"q(z `+-` v_"g" t)} `=` newline newline
`=` "e"^{"i"(k_0 z `+-` %iomega t)} {hat H}_{+- phantom .}(z`+-`v_"g" 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7:20:12.555000000</meta:creation-date>
    <meta:generator>LibreOffice/4.1.4.2$Windows_x86 LibreOffice_project/0a0440ccc0227ad9829de5f46be37cfb6edcf72</meta:generator>
  </office:meta>
</office:document-meta>
</file>